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3a7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33a7b" style:font-weight-asian="bold" style:font-weight-complex="bold"/>
    </style:style>
    <style:style style:name="P4" style:family="paragraph" style:parent-style-name="Standard">
      <style:text-properties officeooo:rsid="00133a7b" officeooo:paragraph-rsid="00133a7b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33a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usaufgabe_UseCase_31.07.25_TQ5_JB</text:p>
      <text:p text:style-name="P2"/>
      <text:p text:style-name="P2">Use Case für ein<text:span text:style-name="T1">e</text:span> Essensbestellungs-App.</text:p>
      <text:p text:style-name="Standard"/>
      <text:p text:style-name="P1">• Use Case Name: Essensbestellung</text:p>
      <text:p text:style-name="Standard">• Akteure: Kunde, <text:span text:style-name="T1">Restaurantserver</text:span></text:p>
      <text:p text:style-name="Standard">• Ziel: Der Kunde <text:span text:style-name="T1">bestellt sein Essen über die <text:s/>App des Restaurants.</text:span></text:p>
      <text:p text:style-name="Standard">• Vorbedingungen:</text:p>
      <text:p text:style-name="Standard"><text:tab/><text:tab/>o Der Kunde <text:span text:style-name="T1">Sitzt an einem Tisch im Res</text:span>t<text:span text:style-name="T1">aurant</text:span>.</text:p>
      <text:p text:style-name="Standard"><text:tab/><text:tab/>o <text:span text:style-name="T1">Der Kunde möchte eine Bestellung aufgeben.</text:span></text:p>
      <text:p text:style-name="Standard">• Nachbedingungen:</text:p>
      <text:p text:style-name="P1"><text:tab/><text:tab/>o Eine Bestätigung der <text:span text:style-name="T1">Bestellung </text:span>wird an den Kunden gesendet.</text:p>
      <text:p text:style-name="P1"><text:tab/><text:tab/>o Der Kunde erhält <text:span text:style-name="T1">Informationen zur Zubereitungsdauer der Bestellung</text:span>.</text:p>
      <text:p text:style-name="Standard">• Hauptablauf:</text:p>
      <text:p text:style-name="Standard"><text:tab/>1. Der Kunde navigiert zur <text:span text:style-name="T1">Restaurant-App</text:span>.</text:p>
      <text:p text:style-name="Standard"><text:tab/>2. Der Kunde gibt <text:span text:style-name="T1">Tischinformationen und seine gewünschte Bestellung an</text:span>.</text:p>
      <text:p text:style-name="Standard"><text:tab/>3. Der Kunde bestätigt die <text:span text:style-name="T1">Details der Bestellung</text:span>.</text:p>
      <text:p text:style-name="P1"><text:tab/>4. Der <text:span text:style-name="T1">Restaurantserver</text:span> überprüft die <text:span text:style-name="T1">Details der Bestellung</text:span>.</text:p>
      <text:p text:style-name="P1"><text:tab/>5. Der Kunde erhält eine Bestätigung der erfolgreichen <text:span text:style-name="T1">Bestellung</text:span>.</text:p>
      <text:p text:style-name="Standard">• Alternativabläufe</text:p>
      <text:p text:style-name="Standard"><text:tab/><text:tab/>o A1: Der Kunde gibt falsche <text:span text:style-name="T1">Daten</text:span> ein.</text:p>
      <text:p text:style-name="Standard"><text:tab/><text:tab/><text:tab/>▪ Der Server zeigt eine Fehlermeldung an, und der Kunde kann die Daten <text:tab/><text:tab/><text:tab/> <text:s text:c="2"/>korrigieren.</text:p>
      <text:p text:style-name="Standard"><text:tab/><text:tab/>o A2: Der Kunde storniert die <text:span text:style-name="T1">Bestellung</text:span> nach Eingabe der Daten.</text:p>
      <text:p text:style-name="Standard"><text:tab/><text:tab/><text:tab/>▪ Der Use Case endet ohne <text:span text:style-name="T1">Bestellung im Restaurant</text:span>.</text:p>
      <text:p text:style-name="Standard">• Ausnahmen:</text:p>
      <text:p text:style-name="P1"><text:tab/><text:tab/>o E1: Der <text:span text:style-name="T1">Restaurants</text:span>erver ist aufgrund von Wartungsarbeiten nicht verfügbar.</text:p>
      <text:p text:style-name="P1"/>
      <text:p text:style-name="P1"/>
      <text:p text:style-name="P3">Use Case für ein Bibliotheksverwaltungssystem</text:p>
      <text:p text:style-name="P1"/>
      <text:p text:style-name="P1">• Use Case Name: Bibliotheksver<text:span text:style-name="T1">leih</text:span></text:p>
      <text:p text:style-name="P1">• Akteure: <text:span text:style-name="T1">Student, Bibliotheksterminal, Bibliotheksserver</text:span></text:p>
      <text:p text:style-name="P1">• Ziel: Der <text:span text:style-name="T1">Student</text:span> <text:span text:style-name="T1">möchte etwas in der Bibliothek über das Bibliotheksverwaltungssystem Ausleihen.</text:span></text:p>
      <text:p text:style-name="P1">• Vorbedingungen:</text:p>
      <text:p text:style-name="P1"><text:tab/><text:tab/>o Der <text:span text:style-name="T1">Student</text:span> <text:span text:style-name="T1">befindet sich in der Bibliothek.</text:span></text:p>
      <text:p text:style-name="P1"><text:tab/><text:tab/>o Der <text:span text:style-name="T1">Student möchte etwas aus der Bibliothek ausleihen.</text:span></text:p>
      <text:p text:style-name="P1"><text:tab/><text:tab/>o Der <text:span text:style-name="T1">Student hat seinen Studentenausweiß dabei.</text:span></text:p>
      <text:p text:style-name="P1">• Nachbedingungen:</text:p>
      <text:p text:style-name="P1"><text:tab/><text:tab/>o Der <text:span text:style-name="T1">Student kann die</text:span> <text:span text:style-name="T1">Informationen zu seinem Verleih einsehen</text:span>.</text:p>
      <text:p text:style-name="P1">• Hauptablauf:</text:p>
      <text:p text:style-name="P1"><text:tab/>1. Der <text:span text:style-name="T1">Student</text:span> <text:span text:style-name="T1">sucht nach etwas was er Ausleihen möchte</text:span>.</text:p>
      <text:p text:style-name="P1"><text:tab/>2. Der <text:span text:style-name="T1">Student</text:span> gibt <text:span text:style-name="T1">die Informationen zu den Medien die er Ausleihen möchte im <text:tab/> <text:s/><text:tab/> <text:s text:c="3"/>Bibliotheksterminal an</text:span></text:p>
      <text:p text:style-name="P1"><text:tab/><text:span text:style-name="T1">3.</text:span> Der <text:span text:style-name="T1">Student</text:span> gibt <text:span text:style-name="T1">seine Studentenausweiß Informationen im <text:s/><text:tab/><text:tab/> <text:tab/> <text:s text:c="2"/><text:tab/><text:tab/> <text:s text:c="3"/>Bibliotheksterminal an</text:span></text:p>
      <text:p text:style-name="P1"><text:tab/><text:span text:style-name="T1">4</text:span>. Der <text:span text:style-name="T1">Student</text:span> überprüft die <text:span text:style-name="T1">Details der Verleihvorgangs</text:span>.</text:p>
      <text:p text:style-name="P1"><text:tab/><text:span text:style-name="T1">5</text:span>. Der <text:span text:style-name="T1">Student</text:span> <text:span text:style-name="T1">Bestätigt</text:span> die <text:span text:style-name="T1">Details des Verleihvorgangs</text:span>.</text:p>
      <text:p text:style-name="P4"><text:tab/>6. Der Bibliotheksserver überprüft angegebenen Informationen.</text:p>
      <text:p text:style-name="P1"><text:tab/><text:span text:style-name="T1">7</text:span>. Der <text:span text:style-name="T1">Student </text:span>erhält eine Bestätigung de<text:span text:style-name="T1">s Verleihs auf dem Bibliotheksterminal</text:span>.</text:p>
      <text:p text:style-name="P1"/>
      <text:p text:style-name="P1"><text:soft-page-break/>• Alternativabläufe</text:p>
      <text:p text:style-name="P1"><text:tab/><text:tab/>o A1: Der <text:span text:style-name="T1">Student</text:span> gibt falsche <text:span text:style-name="T1">Daten</text:span> ein.</text:p>
      <text:p text:style-name="P1"><text:tab/><text:tab/><text:tab/>▪ <text:span text:style-name="T1">Das</text:span> <text:span text:style-name="T1">Bibliotheksterminal</text:span> zeigt eine Fehlermeldung an, und der <text:span text:style-name="T1">Student</text:span> kann <text:tab/><text:tab/><text:tab/> <text:s text:c="2"/>die <text:span text:style-name="T1">falschen </text:span>Daten<text:span text:style-name="T1"> </text:span>korrigieren.</text:p>
      <text:p text:style-name="P1"><text:tab/><text:tab/>o A2: Der <text:span text:style-name="T1">Student</text:span> <text:span text:style-name="T1">bricht den</text:span> <text:span text:style-name="T1">Verleihvorgang</text:span> <text:span text:style-name="T1">ab und bringt die Medien an ihren <text:tab/><text:tab/> <text:s text:c="21"/>Ort zurück</text:span>.</text:p>
      <text:p text:style-name="P1"><text:tab/><text:tab/><text:tab/>▪ Der Use Case <text:span text:style-name="T1">be</text:span>endet <text:span text:style-name="T1">den Verleihvorgang im Bibliotheksterminal</text:span>.</text:p>
      <text:p text:style-name="P1">• Ausnahmen:</text:p>
      <text:p text:style-name="P1"><text:tab/><text:tab/>o E1: <text:span text:style-name="T1">Das Bibliotheksterminal </text:span>ist aufgrund von Wartungsarbeiten nicht verfügbar.</text:p>
      <text:p text:style-name="P1"><text:tab/><text:tab/>o E<text:span text:style-name="T1">2</text:span>: Der <text:span text:style-name="T1">Bibliotheksserver</text:span> ist aufgrund von Wartungsarbeiten nicht verfügbar.</text:p>
      <text:p text:style-name="P1"><text:tab/><text:tab/>o E<text:span text:style-name="T1">3</text:span>: <text:span text:style-name="T1">Die Bibliothek hat einen Stromausfall.</text:span></text:p>
      <text:p text:style-name="P1"><text:tab/><text:tab/>o E<text:span text:style-name="T1">4: Der Student hat seinen Studentenausweiß nicht dabei.</text:span></text:p>
      <text:p text:style-name="P1"/>
      <text:p text:style-name="P1"/>
      <text:p text:style-name="P2">Use Case für eine Event-Management-Plattform</text:p>
      <text:p text:style-name="Standard"/>
      <text:p text:style-name="Standard">•Use Case Name: Veranstaltung erstellen</text:p>
      <text:p text:style-name="Standard">•Akteure: Organisator, Plattformserver</text:p>
      <text:p text:style-name="Standard">•Ziel: Der Organisator erstellt eine neue Veranstaltung auf der Plattform, um diese für Teilnehmer zu bewerben.</text:p>
      <text:p text:style-name="Standard">•Vorbedingungen:</text:p>
      <text:p text:style-name="Standard"><text:tab/><text:tab/>o Der Organisator ist auf der Plattform eingeloggt.</text:p>
      <text:p text:style-name="Standard"><text:tab/><text:tab/>o Der Organisator hat die Berechtigung, Veranstaltungen zu erstellen.</text:p>
      <text:p text:style-name="Standard">Nachbedingungen:</text:p>
      <text:p text:style-name="Standard"><text:tab/><text:tab/>o Die Veranstaltung wird in der Datenbank der Plattform gespeichert.</text:p>
      <text:p text:style-name="Standard"><text:tab/><text:tab/>o Die Veranstaltung ist für eingeloggte Benutzer sichtbar.</text:p>
      <text:p text:style-name="Standard"><text:tab/><text:tab/>o Der Organisator kann die Veranstaltung bearbeiten und verwalten.</text:p>
      <text:p text:style-name="Standard">Hauptablauf:</text:p>
      <text:p text:style-name="Standard"><text:span text:style-name="T1"><text:tab/>1. </text:span>Der Organisator navigiert zum Bereich "Neue Veranstaltung erstellen".</text:p>
      <text:p text:style-name="Standard"><text:span text:style-name="T1"><text:tab/>2. </text:span>Der Organisator gibt die erforderlichen Veranstaltungsdetails ein.</text:p>
      <text:p text:style-name="Standard"><text:span text:style-name="T1"><text:tab/>3. </text:span>Der Organisator überprüft die eingegebenen Informationen.</text:p>
      <text:p text:style-name="Standard"><text:span text:style-name="T1"><text:tab/>4. </text:span>Der Organisator bestätigt die Erstellung der Veranstaltung.</text:p>
      <text:p text:style-name="Standard"><text:span text:style-name="T1"><text:tab/>5. </text:span>Der Plattformserver validiert die eingegebenen Daten und speichert die Veranstaltung.</text:p>
      <text:p text:style-name="Standard"><text:span text:style-name="T1"><text:tab/>6. </text:span>Der Organisator erhält eine Bestätigung über die erfolgreiche Erstellung der <text:tab/>Veranstaltung.</text:p>
      <text:p text:style-name="Standard">Alternativabläufe:</text:p>
      <text:p text:style-name="Standard"><text:tab/><text:tab/>A1: Der Organisator gibt ungültige Daten ein.</text:p>
      <text:p text:style-name="Standard"><text:tab/><text:tab/>Der Server zeigt eine Fehlermeldung an, die auf die fehlerhafte Eingabe hinweist <text:span text:style-name="T1">d</text:span>er <text:tab/><text:tab/>Organisator korrigiert die Daten und bestätigt die Erstellung erneut.</text:p>
      <text:p text:style-name="Standard"><text:tab/><text:tab/>A2: Der Organisator bricht den Vorgang ab.</text:p>
      <text:p text:style-name="Standard"><text:tab/><text:tab/>Der Use Case endet, ohne dass eine neue Veranstaltung erstellt wird.</text:p>
      <text:p text:style-name="Standard">Ausnahmen:</text:p>
      <text:p text:style-name="Standard"><text:tab/><text:tab/>E1: Der Plattformserver ist nicht erreichbar.</text:p>
      <text:p text:style-name="Standard"><text:tab/><text:tab/>E2: Der Organisator hat keine ausreichenden Berechtigungen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20:02:35.092000000</meta:creation-date>
    <dc:date>2025-07-31T21:23:01.019000000</dc:date>
    <meta:editing-duration>PT1H1M29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78" meta:word-count="583" meta:character-count="4326" meta:non-whitespace-character-count="3673"/>
  </office:meta>
</office:document-meta>
</file>